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margin-top="0cm" fo:margin-bottom="0.353cm" loext:contextual-spacing="false"/>
    </style:style>
    <style:style style:name="P2" style:family="paragraph" style:parent-style-name="Frame_20_contents">
      <style:paragraph-properties fo:margin-top="0cm" fo:margin-bottom="0cm" loext:contextual-spacing="false" fo:line-height="100%"/>
    </style:style>
    <style:style style:name="P3" style:family="paragraph" style:parent-style-name="Frame_20_contents">
      <style:paragraph-properties fo:margin-top="0cm" fo:margin-bottom="0cm" loext:contextual-spacing="false" fo:line-height="100%" fo:text-align="center" style:justify-single-word="false"/>
    </style:style>
    <style:style style:name="P4" style:family="paragraph" style:parent-style-name="Frame_20_contents">
      <style:paragraph-properties fo:margin-top="0cm" fo:margin-bottom="0cm" loext:contextual-spacing="false" fo:line-height="100%" fo:text-align="center" style:justify-single-word="false"/>
      <style:text-properties style:font-name="Times New Roman" style:font-name-complex="Times New Roman1" style:language-complex="ml" style:country-complex="IN"/>
    </style:style>
    <style:style style:name="P5" style:family="paragraph" style:parent-style-name="Frame_20_contents">
      <style:paragraph-properties fo:margin-top="0cm" fo:margin-bottom="0cm" loext:contextual-spacing="false" fo:line-height="100%">
        <style:tab-stops>
          <style:tab-stop style:position="5.752cm"/>
          <style:tab-stop style:position="6.251cm"/>
        </style:tab-stops>
      </style:paragraph-properties>
      <style:text-properties style:font-name="Times New Roman" style:font-name-complex="Times New Roman1" style:language-complex="ml" style:country-complex="IN"/>
    </style:style>
    <style:style style:name="P6" style:family="paragraph" style:parent-style-name="Frame_20_contents">
      <style:paragraph-properties fo:margin-left="6.251cm" fo:margin-right="0cm" fo:margin-top="0.176cm" fo:margin-bottom="0cm" loext:contextual-spacing="false" fo:line-height="100%" fo:text-indent="-6.251cm" style:auto-text-indent="false">
        <style:tab-stops>
          <style:tab-stop style:position="5.752cm"/>
          <style:tab-stop style:position="6.251cm"/>
        </style:tab-stops>
      </style:paragraph-properties>
    </style:style>
    <style:style style:name="P7" style:family="paragraph" style:parent-style-name="Frame_20_contents">
      <style:paragraph-properties fo:margin-left="6.251cm" fo:margin-right="0cm" fo:margin-top="0cm" fo:margin-bottom="0cm" loext:contextual-spacing="false" fo:line-height="100%" fo:text-indent="-6.251cm" style:auto-text-indent="false"/>
    </style:style>
    <style:style style:name="P8" style:family="paragraph" style:parent-style-name="Frame_20_contents">
      <style:paragraph-properties fo:margin-left="6.251cm" fo:margin-right="0cm" fo:margin-top="0cm" fo:margin-bottom="0cm" loext:contextual-spacing="false" fo:line-height="100%" fo:text-indent="-6.251cm" style:auto-text-indent="false"/>
      <style:text-properties style:font-name="Times New Roman" style:font-name-complex="Times New Roman1" style:language-complex="ml" style:country-complex="IN"/>
    </style:style>
    <style:style style:name="P9" style:family="paragraph" style:parent-style-name="Frame_20_contents">
      <style:paragraph-properties fo:margin-left="6.251cm" fo:margin-right="0cm" fo:margin-top="0cm" fo:margin-bottom="0cm" loext:contextual-spacing="false" fo:line-height="100%" fo:text-indent="0cm" style:auto-text-indent="false"/>
    </style:style>
    <style:style style:name="P10" style:family="paragraph" style:parent-style-name="Frame_20_contents">
      <style:paragraph-properties fo:margin-left="10.061cm" fo:margin-right="0cm" fo:margin-top="0cm" fo:margin-bottom="0cm" loext:contextual-spacing="false" fo:line-height="100%" fo:text-indent="0.099cm" style:auto-text-indent="false"/>
    </style:style>
    <style:style style:name="P11" style:family="paragraph" style:parent-style-name="Standard">
      <style:paragraph-properties fo:margin-left="10.16cm" fo:margin-right="0cm" fo:margin-top="0cm" fo:margin-bottom="0cm" loext:contextual-spacing="false" fo:line-height="100%" fo:text-align="justify" style:justify-single-word="false" fo:text-indent="0cm" style:auto-text-indent="false"/>
      <style:text-properties style:font-name="Times New Roman" fo:font-size="12pt" style:font-size-asian="12pt" style:font-name-complex="Times New Roman1" style:font-size-complex="12pt" style:language-complex="ml" style:country-complex="IN"/>
    </style:style>
    <style:style style:name="P12" style:family="paragraph" style:parent-style-name="Standard">
      <style:paragraph-properties fo:margin-left="10.16cm" fo:margin-right="0cm" fo:margin-top="0cm" fo:margin-bottom="0cm" loext:contextual-spacing="false" fo:line-height="100%" fo:text-align="justify" style:justify-single-word="false" fo:text-indent="0cm" style:auto-text-indent="false"/>
    </style:style>
    <style:style style:name="P13" style:family="paragraph" style:parent-style-name="Standard" style:master-page-name="Standard">
      <style:paragraph-properties fo:margin-left="10.16cm" fo:margin-right="0cm" fo:margin-top="0cm" fo:margin-bottom="0cm" loext:contextual-spacing="false" fo:line-height="100%" fo:text-align="justify" style:justify-single-word="false" fo:text-indent="0cm" style:auto-text-indent="false" style:page-number="auto"/>
      <style:text-properties style:font-name="Times New Roman" fo:font-size="12pt" style:font-size-asian="12pt" style:font-name-complex="Times New Roman1" style:font-size-complex="12pt" style:language-complex="ml" style:country-complex="IN"/>
    </style:style>
    <style:style style:name="P14" style:family="paragraph" style:parent-style-name="Standard">
      <style:paragraph-properties fo:margin-left="8.89cm" fo:margin-right="0cm" fo:margin-top="0cm" fo:margin-bottom="0cm" loext:contextual-spacing="false" fo:line-height="100%" fo:text-align="justify" style:justify-single-word="false" fo:text-indent="1.27cm" style:auto-text-indent="false"/>
    </style:style>
    <style:style style:name="P15" style:family="paragraph" style:parent-style-name="Standard">
      <style:paragraph-properties fo:margin-top="0cm" fo:margin-bottom="0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language-complex="ml" style:country-complex="IN"/>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style:font-size-asian="12pt" style:font-name-complex="Times New Roman1" style:font-size-complex="12pt" style:language-complex="ml" style:country-complex="IN"/>
    </style:style>
    <style:style style:name="P19" style:family="paragraph" style:parent-style-name="Standard">
      <style:paragraph-properties fo:margin-left="0cm" fo:margin-right="0cm" fo:text-align="justify" style:justify-single-word="false" fo:text-indent="1.27cm" style:auto-text-indent="false"/>
    </style:style>
    <style:style style:name="P20" style:family="paragraph" style:parent-style-name="Standard">
      <style:paragraph-properties fo:margin-left="0cm" fo:margin-right="0cm" fo:text-align="justify" style:justify-single-word="false" fo:text-indent="1.27cm" style:auto-text-indent="false"/>
      <style:text-properties style:font-name="Times New Roman" fo:font-size="12pt" style:font-size-asian="12pt" style:font-name-complex="Times New Roman1" style:font-size-complex="12pt" style:language-complex="ml" style:country-complex="IN"/>
    </style:style>
    <style:style style:name="P21" style:family="paragraph" style:parent-style-name="Standard">
      <style:paragraph-properties fo:margin-left="0cm" fo:margin-right="0cm" fo:margin-top="0cm" fo:margin-bottom="0.353cm" loext:contextual-spacing="false" fo:text-align="justify" style:justify-single-word="false" fo:text-indent="1.27cm" style:auto-text-indent="false"/>
    </style:style>
    <style:style style:name="P22" style:family="paragraph" style:parent-style-name="Standard">
      <style:paragraph-properties fo:margin-left="2.501cm" fo:margin-right="0cm" fo:margin-top="0cm" fo:margin-bottom="0cm" loext:contextual-spacing="false" fo:line-height="100%" fo:text-align="justify" style:justify-single-word="false" fo:text-indent="-1.251cm" style:auto-text-indent="false"/>
    </style:style>
    <style:style style:name="P23" style:family="paragraph" style:parent-style-name="Standard">
      <style:paragraph-properties fo:margin-left="2.501cm" fo:margin-right="0cm" fo:margin-top="0cm" fo:margin-bottom="0cm" loext:contextual-spacing="false" fo:line-height="100%" fo:text-align="justify" style:justify-single-word="false" fo:text-indent="-1cm" style:auto-text-indent="false"/>
      <style:text-properties style:font-name="Times New Roman" fo:font-size="12pt" style:font-size-asian="12pt" style:font-name-complex="Times New Roman1" style:font-size-complex="12pt" style:language-complex="ml" style:country-complex="IN"/>
    </style:style>
    <style:style style:name="P24" style:family="paragraph">
      <loext:graphic-properties draw:fill="none"/>
      <style:paragraph-properties fo:text-align="start"/>
      <style:text-properties fo:font-size="18pt"/>
    </style:style>
    <style:style style:name="P25" style:family="paragraph">
      <loext:graphic-properties draw:fill="solid" draw:fill-color="#ffffff"/>
      <style:paragraph-properties fo:text-align="start"/>
      <style:text-properties fo:color="#000000" fo:font-size="18pt"/>
    </style:style>
    <style:style style:name="T1" style:family="text">
      <style:text-properties fo:color="#000000" style:font-name="Times New Roman" style:font-name-complex="Times New Roman1" style:language-complex="ml" style:country-complex="IN"/>
    </style:style>
    <style:style style:name="T2" style:family="text">
      <style:text-properties style:font-name="Times New Roman" style:font-name-complex="Times New Roman1" style:language-complex="ml" style:country-complex="IN"/>
    </style:style>
    <style:style style:name="T3" style:family="text">
      <style:text-properties style:font-name="Times New Roman" fo:font-size="12pt" style:font-size-asian="12pt" style:font-name-complex="Times New Roman1" style:font-size-complex="12pt" style:language-complex="ml" style:country-complex="IN"/>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02cm" svg:stroke-color="#ffffff" draw:stroke-linejoin="round" draw:fill="solid" draw:fill-color="#ffffff" draw:textarea-vertical-align="top" draw:auto-grow-height="false" fo:min-height="12.009cm" fo:min-width="16.99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custom-shape text:anchor-type="paragraph" draw:z-index="0" draw:name="Image1" draw:style-name="gr2" draw:text-style-name="P25" svg:width="17.497cm" svg:height="12.262cm" svg:x="0.106cm" svg:y="-1.52cm"><text:p text:style-name="P3"><text:span text:style-name="T1">FORM T.R.105</text:span></text:p><text:p text:style-name="P3"><text:span text:style-name="T1">ORIGINAL FORM T.R.105</text:span></text:p><text:p text:style-name="P3"><text:span text:style-name="T1">ORIGINAL</text:span></text:p><text:p text:style-name="P3"><text:span text:style-name="T1">Advice of Bill on Treasury</text:span></text:p><text:p text:style-name="P4"/><text:p text:style-name="P2"><text:span text:style-name="T1">No.: {billno}<text:tab/><text:tab/><text:tab/><text:tab/><text:tab/> <text:s text:c="3"/><text:tab/><text:tab/><text:tab/> Date: {date}</text:span></text:p><text:p text:style-name="P6"><text:span text:style-name="T1">1. Nature of Bill Passed / Endorsed <text:tab/>:<text:tab/>{billtype} – {staff}</text:span></text:p><text:p text:style-name="P6"><text:span text:style-name="T1">2. Period of Claim <text:tab/>:<text:tab/>{period}</text:span></text:p><text:p text:style-name="P6"><text:span text:style-name="T1">3. Amount in Figures<text:tab/>:<text:tab/>{net}/- (Rupees {rupeewords} only)</text:span></text:p><text:p text:style-name="P6"><text:span text:style-name="T1">4. Head of Debit<text:tab/>:<text:tab/>{account}</text:span></text:p><text:p text:style-name="P6"><text:span text:style-name="T1">5. Name of Payee<text:tab/>:<text:tab/>The Principal, {college}</text:span></text:p><text:p text:style-name="P6"><text:span text:style-name="T1">6. Name of Treasury drawn<text:tab/>:<text:tab/>{treasury}</text:span></text:p><text:p text:style-name="P5"/><text:p text:style-name="P4"/><text:p text:style-name="P5"/><text:p text:style-name="P9"><text:span text:style-name="T1"><text:s text:c="9"/><text:tab/><text:tab/><text:tab/><text:tab/>Deputy Director of</text:span></text:p><text:p text:style-name="P10"><text:span text:style-name="T1"><text:s text:c="2"/>Collegiate Education, Thrissur</text:span></text:p><text:p text:style-name="P7"><text:span text:style-name="T1">Date of Passing in the Treasury</text:span></text:p><text:p text:style-name="P8"/><text:p text:style-name="P7"><text:span text:style-name="T1">Treasury Seal</text:span></text:p><text:p text:style-name="P8"/><text:p text:style-name="P7"><text:span text:style-name="T1">Signature of Treasury Officer </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2" draw:style-name="gr2" draw:text-style-name="P25" svg:width="17.497cm" svg:height="12.262cm" svg:x="0.106cm" svg:y="12.324cm"><text:p text:style-name="P3"><text:span text:style-name="T1">FORM T.R.105</text:span></text:p><text:p text:style-name="P3"><text:span text:style-name="T1">ORIGINAL FORM T.R.105</text:span></text:p><text:p text:style-name="P3"><text:span text:style-name="T1">ORIGINAL</text:span></text:p><text:p text:style-name="P3"><text:span text:style-name="T1">Advice of Bill on Treasury</text:span></text:p><text:p text:style-name="P4"/><text:p text:style-name="P2"><text:span text:style-name="T1">No.: {billno}<text:tab/><text:tab/><text:tab/><text:tab/><text:tab/> <text:s text:c="3"/><text:tab/><text:tab/><text:tab/> Date: {date}</text:span></text:p><text:p text:style-name="P6"><text:span text:style-name="T1">1. Nature of Bill Passed / Endorsed <text:tab/>:<text:tab/>{billtype} – {staff}</text:span></text:p><text:p text:style-name="P6"><text:span text:style-name="T1">2. Period of Claim <text:tab/>:<text:tab/>{period}</text:span></text:p><text:p text:style-name="P6"><text:span text:style-name="T1">3. Amount in Figures<text:tab/>:<text:tab/>{net}/- (Rupees {rupeewords} only)</text:span></text:p><text:p text:style-name="P6"><text:span text:style-name="T1">4. Head of Debit<text:tab/>:<text:tab/>{account}</text:span></text:p><text:p text:style-name="P6"><text:span text:style-name="T1">5. Name of Payee<text:tab/>:<text:tab/>The Principal, {college}</text:span></text:p><text:p text:style-name="P6"><text:span text:style-name="T1">6. Name of Treasury drawn<text:tab/>:<text:tab/>{treasury}</text:span></text:p><text:p text:style-name="P5"/><text:p text:style-name="P4"/><text:p text:style-name="P5"/><text:p text:style-name="P9"><text:span text:style-name="T1"><text:s text:c="9"/><text:tab/><text:tab/><text:tab/><text:tab/>Deputy Director of</text:span></text:p><text:p text:style-name="P10"><text:span text:style-name="T1"><text:s text:c="2"/>Collegiate Education, Thrissur</text:span></text:p><text:p text:style-name="P7"><text:span text:style-name="T1">Date of Passing in the Treasury</text:span></text:p><text:p text:style-name="P8"/><text:p text:style-name="P7"><text:span text:style-name="T1">Treasury Seal</text:span></text:p><text:p text:style-name="P8"/><text:p text:style-name="P7"><text:span text:style-name="T1">Signature of Treasury Officer</text:span></text:p><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line text:anchor-type="paragraph" draw:z-index="2" draw:name="Shape1" draw:style-name="gr1" draw:text-style-name="P24" svg:x1="0.436cm" svg:y1="0.27cm" svg:x2="17.387cm" svg:y2="0.27cm"><text:p/></draw:lin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3">Office of the Deputy Director of</text:span></text:p>
      <text:p text:style-name="P14"><text:span text:style-name="T3">Collegiate Education, Thrissur</text:span></text:p>
      <text:p text:style-name="P14"><text:span text:style-name="T3">Date: {date}</text:span></text:p>
      <text:p text:style-name="P15"><text:span text:style-name="T3">No.: {billno}</text:span></text:p>
      <text:p text:style-name="P16"/>
      <text:p text:style-name="P15"><text:span text:style-name="T3">From</text:span></text:p>
      <text:p text:style-name="P17"><text:span text:style-name="T3">The Deputy Director</text:span></text:p>
      <text:p text:style-name="P16"/>
      <text:p text:style-name="P15"><text:span text:style-name="T3">To</text:span></text:p>
      <text:p text:style-name="P17"><text:span text:style-name="T3">The Treasury Officer,</text:span></text:p>
      <text:p text:style-name="P17"><text:span text:style-name="T3">{treasury}</text:span></text:p>
      <text:p text:style-name="P16"/>
      <text:p text:style-name="P15"><text:span text:style-name="T3">Sir,</text:span></text:p>
      <text:p text:style-name="P16"/>
      <text:p text:style-name="P22"><text:span text:style-name="T3">Sub :<text:tab/>Payment of salary to Private Colleges - Counter Signature of bills – Intimation - regarding.</text:span></text:p>
      <text:p text:style-name="P23"/>
      <text:p text:style-name="P17"><text:span text:style-name="T3">I write to inform you that a bill for Rs. {net}</text:span><text:span text:style-name="T2">/- (Rupees {rupeewords} only)</text:span><text:span text:style-name="T3"> towards payment of {billtype} – {staff} for the period of {period} received from the Principal, {college} in respect of {stafffull} of the college has been counter signed and sent to him for encashment. The bill may please be honoured when presented at the Treasury and the date of encashment intimated to me in the Form T.R.105 attached.</text:span></text:p>
      <text:p text:style-name="P18"/>
      <text:p text:style-name="P14"><text:span text:style-name="T3">Your faithfully,</text:span></text:p>
      <text:p text:style-name="P16"/>
      <text:p text:style-name="P16"/>
      <text:p text:style-name="P16"/>
      <text:p text:style-name="P16"/>
      <text:p text:style-name="P14"><text:span text:style-name="T3">Deputy Director</text:span></text:p>
      <text:p text:style-name="P16"/>
      <text:p text:style-name="P15"><text:span text:style-name="T3">Copy to:</text:span></text:p>
      <text:p text:style-name="P17"><text:span text:style-name="T3">The Principal,</text:span></text:p>
      <text:p text:style-name="P19"><text:span text:style-name="T3">{college}</text:span></text:p>
      <text:p text:style-name="P20"/>
      <text:p text:style-name="P20"/>
      <text:p text:style-name="P20"/>
      <text:p text:style-name="P20"/>
      <text:p text:style-name="P20"/>
      <text:p text:style-name="P20"/>
      <text:p text:style-name="P20"/>
      <text:p text:style-name="P12"><text:soft-page-break/><text:span text:style-name="T3">Office of the Deputy Director of</text:span></text:p>
      <text:p text:style-name="P14"><text:span text:style-name="T3">Collegiate Education, Thrissur</text:span></text:p>
      <text:p text:style-name="P14"><text:span text:style-name="T3">Date: {date}</text:span></text:p>
      <text:p text:style-name="P15"><text:span text:style-name="T3">No.: {billno}</text:span></text:p>
      <text:p text:style-name="P16"/>
      <text:p text:style-name="P15"><text:span text:style-name="T3">From</text:span></text:p>
      <text:p text:style-name="P17"><text:span text:style-name="T3">The Deputy Director</text:span></text:p>
      <text:p text:style-name="P16"/>
      <text:p text:style-name="P15"><text:span text:style-name="T3">To</text:span></text:p>
      <text:p text:style-name="P17"><text:span text:style-name="T3">The Treasury Officer,</text:span></text:p>
      <text:p text:style-name="P17"><text:span text:style-name="T3">{treasury}</text:span></text:p>
      <text:p text:style-name="P16"/>
      <text:p text:style-name="P15"><text:span text:style-name="T3">Sir,</text:span></text:p>
      <text:p text:style-name="P16"/>
      <text:p text:style-name="P22"><text:span text:style-name="T3">Sub :<text:tab/>Payment of salary to Private Colleges - Counter Signature of bills – Intimation - regarding.</text:span></text:p>
      <text:p text:style-name="P23"/>
      <text:p text:style-name="P17"><text:span text:style-name="T3">I write to inform you that a bill for Rs. {net}</text:span><text:span text:style-name="T2">/- (Rupees {rupeewords} only)</text:span><text:span text:style-name="T3"> towards payment of {billtype} – {staff} for the period of {period} received from the Principal, {college} in respect of {stafffull} of the college has been counter signed and sent to him for encashment. The bill may please be honoured when presented at the Treasury and the date of encashment intimated to me in the Form T.R.105 attached.</text:span></text:p>
      <text:p text:style-name="P18"/>
      <text:p text:style-name="P14"><text:span text:style-name="T3">Your faithfully,</text:span></text:p>
      <text:p text:style-name="P16"/>
      <text:p text:style-name="P16"/>
      <text:p text:style-name="P16"/>
      <text:p text:style-name="P16"/>
      <text:p text:style-name="P14"><text:span text:style-name="T3">Deputy Director</text:span></text:p>
      <text:p text:style-name="P16"/>
      <text:p text:style-name="P15"><text:span text:style-name="T3">Copy to:</text:span></text:p>
      <text:p text:style-name="P17"><text:span text:style-name="T3">The Principal,</text:span></text:p>
      <text:p text:style-name="P21"><text:span text:style-name="T3">{colle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04:30:00</meta:creation-date>
    <meta:initial-creator>user</meta:initial-creator>
    <dc:language>en-GB</dc:language>
    <dc:date>2022-08-20T08:18:06.341076998</dc:date>
    <meta:editing-cycles>8</meta:editing-cycles>
    <meta:editing-duration>PT30M25S</meta:editing-duration>
    <meta:generator>LibreOffice/6.4.7.2$Linux_X86_64 LibreOffice_project/40$Build-2</meta:generator>
    <meta:document-statistic meta:table-count="0" meta:image-count="0" meta:object-count="0" meta:page-count="3" meta:paragraph-count="66" meta:word-count="394" meta:character-count="2437" meta:non-whitespace-character-count="20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